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3000003781497B2F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59cm" svg:stroke-color="#ff0000" draw:marker-start-width="0.438cm" draw:marker-end="Arrowheads_20_3" draw:marker-end-width="0.538cm" draw:fill="none" draw:textarea-vertical-align="middle" fo:padding-top="0.204cm" fo:padding-bottom="0.204cm" fo:padding-left="0.329cm" fo:padding-right="0.329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67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3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03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.4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9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2.06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38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color="#ffff38" loext:opacity="100%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color="#ffff38" loext:opacity="100%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fo:color="#ffff38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38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38" loext:opacity="100%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38" loext:opacity="100%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38" loext:opacity="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738cm" svg:x="1cm" svg:y="9.5cm">
          <draw:image xlink:href="Pictures/1000000000000623000003781497B2F9.png" xlink:type="simple" xlink:show="embed" xlink:actuate="onLoad" draw:mime-type="image/png">
            <text:p/>
          </draw:image>
        </draw:frame>
        <draw:line draw:style-name="gr2" draw:text-style-name="P1" draw:layer="layout" svg:x1="17.266cm" svg:y1="13.297cm" svg:x2="13.766cm" svg:y2="13.797cm">
          <text:p/>
        </draw:line>
        <draw:frame draw:style-name="gr3" draw:text-style-name="P2" draw:layer="layout" svg:width="2.172cm" svg:height="1.916cm" svg:x="13.75cm" svg:y="10.834cm">
          <draw:text-box>
            <text:p><text:span text:style-name="T1">RAMP, </text:span><text:span text:style-name="T1"><text:line-break/></text:span><text:span text:style-name="T1">PA4 </text:span><text:span text:style-name="T1"><text:line-break/></text:span><text:span text:style-name="T1">DAC</text:span></text:p>
          </draw:text-box>
        </draw:frame>
        <draw:frame draw:style-name="gr4" draw:text-style-name="P3" draw:layer="layout" svg:width="1.658cm" svg:height="1.361cm" svg:x="9.444cm" svg:y="18.139cm">
          <draw:text-box>
            <text:p><text:span text:style-name="T2">SW</text:span><text:span text:style-name="T2"><text:line-break/></text:span><text:span text:style-name="T2">CLK</text:span></text:p>
          </draw:text-box>
        </draw:frame>
        <draw:frame draw:style-name="gr5" draw:text-style-name="P3" draw:layer="layout" svg:width="1.933cm" svg:height="0.806cm" svg:x="1.297cm" svg:y="15.77cm">
          <draw:text-box>
            <text:p><text:span text:style-name="T2">ECHO</text:span></text:p>
          </draw:text-box>
        </draw:frame>
        <draw:frame draw:style-name="gr6" draw:text-style-name="P3" draw:layer="layout" svg:width="1.603cm" svg:height="0.806cm" svg:x="11.773cm" svg:y="18.326cm">
          <draw:text-box>
            <text:p><text:span text:style-name="T2">GND</text:span></text:p>
          </draw:text-box>
        </draw:frame>
        <draw:frame draw:style-name="gr6" draw:text-style-name="P3" draw:layer="layout" svg:width="1.603cm" svg:height="0.806cm" svg:x="12.75cm" svg:y="10.194cm">
          <draw:text-box>
            <text:p><text:span text:style-name="T2">GND</text:span></text:p>
          </draw:text-box>
        </draw:frame>
        <draw:frame draw:style-name="gr7" draw:text-style-name="P3" draw:layer="layout" svg:width="1.535cm" svg:height="1.361cm" svg:x="8.17cm" svg:y="18.127cm">
          <draw:text-box>
            <text:p><text:span text:style-name="T2">SW</text:span></text:p>
            <text:p><text:span text:style-name="T2">DIO</text:span></text:p>
          </draw:text-box>
        </draw:frame>
        <draw:frame draw:style-name="gr8" draw:text-style-name="P5" draw:layer="layout" svg:width="2.787cm" svg:height="1.916cm" svg:x="16.985cm" svg:y="12.334cm">
          <draw:text-box>
            <text:p text:style-name="P4"><text:span text:style-name="T3">ECHO</text:span></text:p>
            <text:p text:style-name="P4"><text:span text:style-name="T3"><text:s/></text:span><text:span text:style-name="T3">PA0</text:span><text:span text:style-name="T3"><text:line-break/></text:span><text:span text:style-name="T3">ADC0/1/2_IN0</text:span></text:p>
          </draw:text-box>
        </draw:frame>
        <draw:frame draw:style-name="gr9" draw:text-style-name="P3" draw:layer="layout" svg:width="1.905cm" svg:height="0.806cm" svg:x="17.845cm" svg:y="17cm">
          <draw:text-box>
            <text:p><text:span text:style-name="T2">Boot0</text:span></text:p>
          </draw:text-box>
        </draw:frame>
        <draw:frame draw:style-name="gr6" draw:text-style-name="P3" draw:layer="layout" svg:width="1.603cm" svg:height="0.806cm" svg:x="2.219cm" svg:y="10.336cm">
          <draw:text-box>
            <text:p><text:span text:style-name="T2">GND</text:span></text:p>
          </draw:text-box>
        </draw:frame>
        <draw:line draw:style-name="gr2" draw:text-style-name="P1" draw:layer="layout" svg:x1="14cm" svg:y1="11.75cm" svg:x2="13cm" svg:y2="11.5cm">
          <text:p/>
        </draw:line>
        <draw:frame draw:style-name="gr10" draw:text-style-name="P3" draw:layer="layout" svg:width="2.428cm" svg:height="1.361cm" svg:x="2.758cm" svg:y="16.39cm">
          <draw:text-box>
            <text:p><text:span text:style-name="T2">OpAmp </text:span><text:span text:style-name="T2"><text:line-break/></text:span><text:span text:style-name="T2">I?/Q?</text:span></text:p>
          </draw:text-box>
        </draw:frame>
        <draw:frame draw:style-name="gr6" draw:text-style-name="P3" draw:layer="layout" svg:width="1.603cm" svg:height="0.806cm" svg:x="3.671cm" svg:y="10.345cm">
          <draw:text-box>
            <text:p><text:span text:style-name="T2">5V0</text:span></text:p>
          </draw:text-box>
        </draw:frame>
        <draw:frame draw:style-name="gr11" draw:text-style-name="P2" draw:layer="layout" svg:width="2.566cm" svg:height="1.011cm" draw:transform="rotate (1.5707963267949) translate (15.573cm 12.567cm)">
          <draw:text-box>
            <text:p text:style-name="P6"><text:span text:style-name="T1">3V0 LDO</text:span></text:p>
          </draw:text-box>
        </draw:frame>
        <draw:line draw:style-name="gr2" draw:text-style-name="P1" draw:layer="layout" svg:x1="17.363cm" svg:y1="14.564cm" svg:x2="13.831cm" svg:y2="14.726cm">
          <text:p/>
        </draw:line>
        <draw:frame draw:style-name="gr9" draw:text-style-name="P3" draw:layer="layout" svg:width="1.905cm" svg:height="0.806cm" svg:x="17.215cm" svg:y="14.152cm">
          <draw:text-box>
            <text:p><text:span text:style-name="T2">NRST</text:span></text:p>
          </draw:text-box>
        </draw:frame>
        <draw:line draw:style-name="gr2" draw:text-style-name="P1" draw:layer="layout" svg:x1="11.407cm" svg:y1="18.242cm" svg:x2="9.912cm" svg:y2="17.823cm">
          <text:p/>
        </draw:line>
        <draw:frame draw:style-name="gr6" draw:text-style-name="P3" draw:layer="layout" svg:width="1.603cm" svg:height="0.806cm" svg:x="11.774cm" svg:y="18.326cm">
          <draw:text-box>
            <text:p><text:span text:style-name="T2">GND</text:span></text:p>
          </draw:text-box>
        </draw:frame>
        <draw:frame draw:style-name="gr12" draw:text-style-name="P3" draw:layer="layout" svg:width="1.685cm" svg:height="0.806cm" svg:x="10.926cm" svg:y="17.823cm">
          <draw:text-box>
            <text:p><text:span text:style-name="T2">SWO</text:span></text:p>
          </draw:text-box>
        </draw:frame>
        <draw:line draw:style-name="gr2" draw:text-style-name="P1" draw:layer="layout" svg:x1="6.105cm" svg:y1="15.068cm" svg:x2="8.146cm" svg:y2="15.087cm">
          <text:p/>
        </draw:line>
        <draw:line draw:style-name="gr2" draw:text-style-name="P1" draw:layer="layout" svg:x1="5.936cm" svg:y1="14.253cm" svg:x2="8.049cm" svg:y2="14.686cm">
          <text:p/>
        </draw:line>
        <draw:frame draw:style-name="gr6" draw:text-style-name="P5" draw:layer="layout" svg:width="1.908cm" svg:height="1.039cm" svg:x="4.386cm" svg:y="13.605cm">
          <draw:text-box>
            <text:p text:style-name="P4"><text:span text:style-name="T3">USART0</text:span></text:p>
            <text:p text:style-name="P4"><text:span text:style-name="T3">TX, PA9</text:span></text:p>
          </draw:text-box>
        </draw:frame>
        <draw:frame draw:style-name="gr6" draw:text-style-name="P8" draw:layer="layout" svg:width="1.742cm" svg:height="0.887cm" svg:x="10.168cm" svg:y="10.12cm">
          <draw:text-box>
            <text:p text:style-name="P7"><text:span text:style-name="T4">USART0</text:span></text:p>
            <text:p text:style-name="P7"><text:span text:style-name="T4">RX, PA10</text:span></text:p>
          </draw:text-box>
        </draw:frame>
        <draw:frame draw:style-name="gr6" draw:text-style-name="P8" draw:layer="layout" svg:width="1.637cm" svg:height="0.887cm" svg:x="11.461cm" svg:y="10.128cm">
          <draw:text-box>
            <text:p text:style-name="P7"><text:span text:style-name="T4">USART0</text:span></text:p>
            <text:p text:style-name="P7"><text:span text:style-name="T4">TX, PA9</text:span></text:p>
          </draw:text-box>
        </draw:frame>
        <draw:frame draw:style-name="gr6" draw:text-style-name="P5" draw:layer="layout" svg:width="2.038cm" svg:height="1.039cm" svg:x="4.409cm" svg:y="14.446cm">
          <draw:text-box>
            <text:p text:style-name="P4"><text:span text:style-name="T3">USART0</text:span></text:p>
            <text:p text:style-name="P4"><text:span text:style-name="T3">RX, PA10</text:span></text:p>
          </draw:text-box>
        </draw:frame>
        <draw:frame draw:style-name="gr6" draw:text-style-name="P10" draw:layer="layout" svg:width="1.771cm" svg:height="1.039cm" svg:x="5.285cm" svg:y="16.446cm">
          <draw:text-box>
            <text:p text:style-name="P9"><text:span text:style-name="T3">OpAmp</text:span></text:p>
            <text:p text:style-name="P9"><text:span text:style-name="T3">Stuff</text:span></text:p>
          </draw:text-box>
        </draw:frame>
        <draw:frame draw:style-name="gr9" draw:text-style-name="P3" draw:layer="layout" svg:width="1.933cm" svg:height="0.806cm" svg:x="16.108cm" svg:y="15.343cm">
          <draw:text-box>
            <text:p><text:span text:style-name="T2">8 MHz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08:55.850206220</meta:creation-date>
    <dc:date>2024-10-31T21:26:18.666225203</dc:date>
    <meta:editing-duration>PT11H55M9S</meta:editing-duration>
    <meta:editing-cycles>9</meta:editing-cycles>
    <meta:generator>LibreOffice/24.8.2.1$Linux_X86_64 LibreOffice_project/480$Build-1</meta:generator>
    <meta:document-statistic meta:object-count="28"/>
  </office:meta>
</office:document-meta>
</file>